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Times, serif"/>
  </office:font-face-decls>
  <office:automatic-styles>
    <style:style style:name="P1" style:family="paragraph" style:parent-style-name="Heading_20_2">
      <style:text-properties fo:font-variant="normal" fo:text-transform="none" fo:color="#007bff" loext:opacity="100%" style:font-name="Times New Roman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20%" fo:orphans="2" fo:widows="2" fo:text-indent="0cm" style:auto-text-indent="false"/>
      <style:text-properties fo:font-variant="normal" fo:text-transform="none" fo:color="#007bff" loext:opacity="100%" style:font-name="Times New Roman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397cm" style:contextual-spacing="false" fo:orphans="2" fo:widows="2"/>
      <style:text-properties fo:font-variant="normal" fo:text-transform="none" fo:color="#333333" loext:opacity="100%" fo:letter-spacing="normal"/>
    </style:style>
    <style:style style:name="P4" style:family="paragraph" style:parent-style-name="Text_20_body" style:list-style-name="L2">
      <style:paragraph-properties fo:margin-top="0cm" fo:margin-bottom="0.397cm" style:contextual-spacing="false" fo:orphans="2" fo:widows="2"/>
      <style:text-properties fo:font-variant="normal" fo:text-transform="none" fo:color="#333333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.132cm" style:contextual-spacing="false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/>
    </style:style>
    <style:style style:name="T1" style:family="text">
      <style:text-properties style:font-name="Times New Roman" fo:font-size="12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0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YouCode Football Tournament Rules</text:h>
      <text:p text:style-name="Text_20_body"/>
      <text:list xml:id="list2941283514" text:style-name="L1">
        <text:list-item>
          <text:p text:style-name="P3">🕒 <text:span text:style-name="T1">Les équipes doivent arriver 15 minutes avant le début du match.</text:span></text:p>
        </text:list-item>
        <text:list-item>
          <text:p text:style-name="P3">❗ <text:span text:style-name="T1">Tout retard de plus de 10 minutes entraînera la défaite automatique pour l'équipe en retard.</text:span></text:p>
        </text:list-item>
        <text:list-item>
          <text:p text:style-name="P3">⏱ <text:span text:style-name="T1">Les matchs se joueront en deux mi-temps de 30 minutes.</text:span></text:p>
        </text:list-item>
        <text:list-item>
          <text:p text:style-name="P3">⚽ <text:span text:style-name="T1">Les joueurs doivent porter un équipement approprié, y compris des chaussures de football non à crampons métalliques.</text:span></text:p>
        </text:list-item>
        <text:list-item>
          <text:p text:style-name="P3">🔄 <text:span text:style-name="T1">Les remplacements peuvent être effectués à tout moment pendant le match, mais les joueurs sortants doivent quitter le terrain avant que les remplaçants n'y entrent.</text:span></text:p>
        </text:list-item>
        <text:list-item>
          <text:p text:style-name="P3">🟨 <text:span text:style-name="T1">Deux cartons jaunes pour un joueur lors d'un même match entraîneront une exclusion temporaire de 5 minutes.</text:span></text:p>
        </text:list-item>
        <text:list-item>
          <text:p text:style-name="P3">🔴 <text:span text:style-name="T1">Un carton rouge direct entraînera l'exclusion automatique du joueur pour le prochain match.</text:span></text:p>
        </text:list-item>
        <text:list-item>
          <text:p text:style-name="P3">🚫 <text:span text:style-name="T1">En cas d'inconduite grave, l'organisateur se réserve le droit de disqualifier une équipe du tournoi.</text:span></text:p>
        </text:list-item>
        <text:list-item>
          <text:p text:style-name="P3">📋 <text:span text:style-name="T1">Chaque équipe doit avoir exactement 7 joueurs dans sa liste. Pour participer à un match, une équipe doit avoir au moins 4 joueurs présents, dont 3 sur le terrain et 1 gardien. Dans le cas contraire, l'équipe sera considérée comme forfait, ce qui signifie que l'autre équipe remporte le match avec un score de 3-0.</text:span></text:p>
        </text:list-item>
      </text:list>
      <text:h text:style-name="P2" text:outline-level="3">Informations Spécifiques:</text:h>
      <text:list xml:id="list82329425" text:style-name="L2">
        <text:list-item>
          <text:p text:style-name="P4">⚽ <text:span text:style-name="T1">L'équipe DATA DEV jouera seulement les deux premiers matchs, puis elle terminera ses études et sera remplacée par l'équipe de Ghoulam, qui jouera le reste des matchs.</text:span></text:p>
        </text:list-item>
        <text:list-item>
          <text:p text:style-name="P4">🔄 <text:span text:style-name="T1">Chaque équipe a la possibilité de modifier sa liste de joueurs avant chaque match. Cependant, les joueurs modifiés doivent être de la même classe que l'équipe et ne peuvent pas jouer avec d'autres équipes, à l'exception de l'équipe de Ghoulam, qui n'aura pas la possibilité de modifier son équipe.</text:span></text:p>
        </text:list-item>
        <text:list-item>
          <text:p text:style-name="P4">✔️ <text:span text:style-name="T1">Les joueurs modifiés doivent accepter les changements, et toute modification doit être approuvée par l'organisateur du tournoi.</text:span></text:p>
        </text:list-item>
        <text:list-item>
          <text:p text:style-name="P4">⚠️ <text:span text:style-name="T1">Tout comportement violent ou anti-sportif sera sévèrement sanctionné.</text:span></text:p>
        </text:list-item>
        <text:list-item>
          <text:p text:style-name="P4">🚫 <text:span text:style-name="T1">L'utilisation de langage offensant ou discriminatoire est strictement interdite.</text:span></text:p>
        </text:list-item>
        <text:list-item>
          <text:p text:style-name="P4">⚖️ <text:span text:style-name="T1">Les équipes doivent respecter les décisions de l'arbitre, qui est chargé de faire respecter les règles du jeu.</text:span></text:p>
        </text:list-item>
        <text:list-item>
          <text:p text:style-name="P4"><text:soft-page-break/>📢 <text:span text:style-name="T1">Toute réclamation ou contestation doit être soumise à l'arbitre ou à l'organisateur du tournoi dans les 15 minutes suivant la fin du match.</text:span></text:p>
        </text:list-item>
      </text:list>
      <text:p text:style-name="P5">Gardez ces règles à l'esprit et profitez du tournoi! Bonne chance à toutes les équipes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9:10:28.845412571</meta:creation-date>
    <dc:date>2024-04-28T19:11:27.686266860</dc:date>
    <meta:editing-duration>PT59S</meta:editing-duration>
    <meta:editing-cycles>1</meta:editing-cycles>
    <meta:document-statistic meta:table-count="0" meta:image-count="0" meta:object-count="0" meta:page-count="2" meta:paragraph-count="19" meta:word-count="382" meta:character-count="2304" meta:non-whitespace-character-count="1957"/>
    <meta:generator>LibreOffice/7.3.7.2$Linux_X86_64 LibreOffice_project/30$Build-2</meta:generator>
  </office:meta>
</office:document-meta>
</file>